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aa6f2" officeooo:paragraph-rsid="000aa6f2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0aa6f2" officeooo:paragraph-rsid="000aa6f2"/>
    </style:style>
    <style:style style:name="P3" style:family="paragraph" style:parent-style-name="Standard">
      <style:paragraph-properties fo:text-align="justify" style:justify-single-word="false"/>
      <style:text-properties fo:language="en" fo:country="US" officeooo:rsid="000aa6f2" officeooo:paragraph-rsid="000bf830"/>
    </style:style>
    <style:style style:name="P4" style:family="paragraph" style:parent-style-name="Standard">
      <style:paragraph-properties fo:text-align="justify" style:justify-single-word="false"/>
      <style:text-properties fo:language="en" fo:country="US"/>
    </style:style>
    <style:style style:name="T1" style:family="text">
      <style:text-properties officeooo:rsid="000aa6f2"/>
    </style:style>
    <style:style style:name="T2" style:family="text">
      <style:text-properties officeooo:rsid="000bf830"/>
    </style:style>
    <style:style style:name="T3" style:family="text">
      <style:text-properties officeooo:rsid="000c0d4a"/>
    </style:style>
    <style:style style:name="T4" style:family="text">
      <style:text-properties officeooo:rsid="000d10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spects <text:span text:style-name="T1">of</text:span> economic activity <text:span text:style-name="T1">in 2020</text:span></text:p>
      <text:p text:style-name="P4"/>
      <text:p text:style-name="P2">Economic activity will be negatively affected by the global public health emergency due to Covid-19 and also by the sharp decline in the price of oil.</text:p>
      <text:p text:style-name="P2"/>
      <text:p text:style-name="P2">Prospects of the labor market in 2020</text:p>
      <text:p text:style-name="P2"/>
      <text:p text:style-name="P3">The recent evolution of Covid-19 and the measures that will be used to counter<text:span text:style-name="T2">act</text:span> it will negatively affect job creation and possibly <text:span text:style-name="T2">will also </text:span>destroy jobs. These effects will have a greater impact on the service sectors and the informal segment <text:span text:style-name="T2">of the labor market.</text:span></text:p>
      <text:p text:style-name="P2"/>
      <text:p text:style-name="P3">Prospects of <text:span text:style-name="T2">inflation</text:span> in 2020</text:p>
      <text:p text:style-name="P3"/>
      <text:p text:style-name="P3">Although in the first 2 months of 2020 inflation ha<text:span text:style-name="T4">s</text:span> decrease<text:span text:style-name="T2">d</text:span>, the situation generated by Covid-19 does not allow, with the available information, determine whether this trend will continue for the following months of the year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8:34:26.959522873</meta:creation-date>
    <dc:date>2020-09-11T18:57:25.717245029</dc:date>
    <meta:editing-duration>PT2M37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6" meta:word-count="125" meta:character-count="750" meta:non-whitespace-character-count="631"/>
  </office:meta>
</office:document-meta>
</file>